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P7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left="6.244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/>
      <style:text-properties fo:font-weight="bold" style:font-weight-asian="bold"/>
    </style:style>
    <style:style style:name="P12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name-complex="Times New Roman" style:font-size-complex="14pt"/>
    </style:style>
    <style:style style:name="T4" style:family="text">
      <style:text-properties fo:font-size="14pt" fo:language="ru" fo:country="RU" style:font-size-asian="14pt" style:font-name-complex="Times New Roman" style:font-size-complex="14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font-variant="normal" fo:text-transform="none" fo:color="#000000" fo:font-size="14pt" fo:letter-spacing="normal" fo:font-style="normal" style:font-size-asian="14pt" style:font-style-asian="normal" style:font-name-complex="Times New Roman" style:font-size-complex="14pt" style:font-weight-complex="bold"/>
    </style:style>
    <style:style style:name="T8" style:family="text">
      <style:text-properties fo:font-size="20pt" style:font-size-asian="20pt" style:font-size-complex="20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ОБРНАУКИ РОССИИ</text:p>
      <text:p text:style-name="P4"/>
      <text:p text:style-name="P1"><text:span text:style-name="T2">Федеральное государственное автономное образовательное <text:line-break/>учреждение высшего образования</text:span></text:p>
      <text:p text:style-name="P4">«Южный федеральный университет»</text:p>
      <text:p text:style-name="P8"/>
      <text:p text:style-name="P4">Институт математики, механики и компьютерных наук им. И.И.Воровича</text:p>
      <text:p text:style-name="P4">Кафедра алгебры и дискретной математики</text:p>
      <text:p text:style-name="P4"/>
      <text:p text:style-name="P4"/>
      <text:p text:style-name="P4"/>
      <text:p text:style-name="P1"><text:span text:style-name="T5">Рязанова Анна Владимировна</text:span></text:p>
      <text:p text:style-name="P4"/>
      <text:p text:style-name="P4"/>
      <text:p text:style-name="P4"/>
      <text:p text:style-name="P4"/>
      <text:p text:style-name="P9">Рекомендации выбора предметов для студентов на основании баллов по аналогичным <text:span text:style-name="T8">дисциплинам</text:span></text:p>
      <text:p text:style-name="P5"/>
      <text:p text:style-name="P6"/>
      <text:p text:style-name="P6"/>
      <text:p text:style-name="P1"><draw:line text:anchor-type="char" draw:z-index="0" draw:style-name="gr1" draw:text-style-name="P12" svg:x1="0.635cm" svg:y1="-0.014cm" svg:x2="0.635cm" svg:y2="-0.014cm"><text:p/></draw:line><text:span text:style-name="T2">КУРСОВАЯ <text:s/>РАБОТА <text:s/><text:line-break/>по направлению 02.03.02 — Фундаментальная информатика и информационные технологии</text:span></text:p>
      <text:p text:style-name="P10"/>
      <text:p text:style-name="P10"/>
      <text:p text:style-name="P4">Научный руководитель – <text:line-break/>к.ф.-м.н., доцент кафедры АДМ Штейнберг Роман Борисович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pan text:style-name="T1">Ростов-на-Дону – 201</text:span><text:span text:style-name="T6">7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 style:font-size-complex="14pt" style:font-weight-complex="bold"/>
    </style:style>
    <style:style style:name="Название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Tahoma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Tahom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Основной_20_шрифт_20_абзаца3" style:display-name="Основной шрифт абзаца3" style:family="text"/>
    <style:style style:name="WW-Absatz-Standardschriftart11111111111" style:family="text"/>
    <style:style style:name="WW-Absatz-Standardschriftart111111111111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ЕДЕРАЛЬНОЕ АГЕНТСТВО ПО ОБРАЗОВАНИЮ</dc:title>
    <meta:initial-creator>decanat</meta:initial-creator>
    <meta:creation-date>2009-04-05T17:00:00</meta:creation-date>
    <dc:creator>Root</dc:creator>
    <dc:date>2017-05-05T19:01:00</dc:date>
    <meta:print-date>2016-05-18T18:55:00</meta:print-date>
    <meta:editing-cycles>15</meta:editing-cycles>
    <meta:editing-duration>PT15M</meta:editing-duration>
    <meta:generator>OpenOffice/4.1.3$Win32 OpenOffice.org_project/413m1$Build-9783</meta:generator>
    <meta:document-statistic meta:table-count="0" meta:image-count="0" meta:object-count="0" meta:page-count="1" meta:paragraph-count="11" meta:word-count="63" meta:character-count="557"/>
  </office:meta>
</office:document-meta>
</file>